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2pt" officeooo:rsid="0006b4b9" officeooo:paragraph-rsid="0006b4b9" style:font-size-asian="42pt" style:font-size-complex="42pt"/>
    </style:style>
    <style:style style:name="P2" style:family="paragraph" style:parent-style-name="Standard">
      <style:paragraph-properties fo:text-align="start" style:justify-single-word="false"/>
      <style:text-properties fo:font-size="26pt" officeooo:rsid="0008df98" officeooo:paragraph-rsid="0008df98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fo:font-size="26pt" officeooo:rsid="000ab2f6" officeooo:paragraph-rsid="000ab2f6" style:font-size-asian="26pt" style:font-size-complex="26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26pt" officeooo:rsid="000ab2f6" officeooo:paragraph-rsid="000ab2f6" style:font-size-asian="26pt" style:font-size-complex="26pt"/>
    </style:style>
    <style:style style:name="T1" style:family="text">
      <style:text-properties officeooo:rsid="000b43ec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s Shortcuts</text:p>
      <text:p text:style-name="P1"/>
      <text:p text:style-name="P2">ctrl+shift+Q <text:s text:c="4"/>= <text:s text:c="6"/>to open console</text:p>
      <text:p text:style-name="P3">ctrl+L <text:s text:c="14"/>= <text:s text:c="7"/>to clear console</text:p>
      <text:p text:style-name="P3"/>
      <text:list text:style-name="L1">
        <text:list-item>
          <text:p text:style-name="P4">document.title<text:span text:style-name="T1">=</text:span>"Sudha Kumari"</text:p>
        </text:list-item>
        <text:list-item>
          <text:p text:style-name="P4">"allow pasting"</text:p>
        </text:list-item>
        <text:list-item>
          <text:p text:style-name="P4">window.confirm("Are you sure you want to learn")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Lucida Sans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Lucida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9T05:28:49.110000000</meta:creation-date>
    <meta:generator>LibreOffice/24.8.4.2$Windows_X86_64 LibreOffice_project/bb3cfa12c7b1bf994ecc5649a80400d06cd71002</meta:generator>
    <dc:date>2025-02-10T13:21:07.122000000</dc:date>
    <meta:editing-duration>PT1H2M21S</meta:editing-duration>
    <meta:editing-cycles>6</meta:editing-cycles>
    <meta:document-statistic meta:table-count="0" meta:image-count="0" meta:object-count="0" meta:page-count="1" meta:paragraph-count="7" meta:word-count="27" meta:character-count="194" meta:non-whitespace-character-count="146"/>
  </office:meta>
</office:document-meta>
</file>